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80a5d" officeooo:paragraph-rsid="00580a5d"/>
    </style:style>
    <style:style style:name="P8" style:family="paragraph" style:parent-style-name="Text_20_body">
      <style:paragraph-properties fo:margin-left="0.4925in" fo:margin-right="0in" fo:text-indent="0in" style:auto-text-indent="false"/>
      <style:text-properties officeooo:rsid="005919a3" officeooo:paragraph-rsid="005919a3"/>
    </style:style>
    <style:style style:name="P9" style:family="paragraph" style:parent-style-name="Text_20_body">
      <style:paragraph-properties fo:margin-left="0.4925in" fo:margin-right="0in" fo:text-indent="0in" style:auto-text-indent="false"/>
      <style:text-properties officeooo:rsid="005972cc" officeooo:paragraph-rsid="005972cc"/>
    </style:style>
    <style:style style:name="P10" style:family="paragraph" style:parent-style-name="Text_20_body">
      <style:paragraph-properties fo:margin-left="0.4925in" fo:margin-right="0in" fo:text-indent="0in" style:auto-text-indent="false"/>
      <style:text-properties officeooo:rsid="005972cc" officeooo:paragraph-rsid="005ed89b"/>
    </style:style>
    <style:style style:name="P11" style:family="paragraph" style:parent-style-name="Text_20_body">
      <style:paragraph-properties fo:margin-left="0.4925in" fo:margin-right="0in" fo:text-indent="0in" style:auto-text-indent="false"/>
      <style:text-properties officeooo:rsid="00597b1a" officeooo:paragraph-rsid="00597b1a"/>
    </style:style>
    <style:style style:name="P12"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Heading">
      <style:paragraph-properties fo:margin-left="0.4925in" fo:margin-right="0in" fo:text-indent="0in" style:auto-text-indent="false"/>
    </style:style>
    <style:style style:name="P24" style:family="paragraph" style:parent-style-name="Heading">
      <style:paragraph-properties fo:margin-left="0.4925in" fo:margin-right="0in" fo:text-indent="0in" style:auto-text-indent="false"/>
      <style:text-properties officeooo:paragraph-rsid="006153e9"/>
    </style:style>
    <style:style style:name="P25" style:family="paragraph" style:parent-style-name="Heading">
      <style:paragraph-properties fo:margin-left="0.4925in" fo:margin-right="0in" fo:text-indent="0in" style:auto-text-indent="false"/>
      <style:text-properties fo:font-weight="normal" officeooo:rsid="005ff189" style:font-weight-asian="normal" style:font-weight-complex="normal"/>
    </style:style>
    <style:style style:name="P26" style:family="paragraph" style:parent-style-name="Text_20_body">
      <style:text-properties fo:font-style="italic" officeooo:rsid="0065d553" officeooo:paragraph-rsid="0065d553" style:font-style-asian="italic" style:font-style-complex="italic"/>
    </style:style>
    <style:style style:name="P27"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8" style:family="paragraph" style:parent-style-name="Standard" style:list-style-name="L5">
      <style:text-properties fo:color="#00ff00" style:font-name="Helvetica" fo:font-size="12pt" officeooo:paragraph-rsid="00597b1a" style:font-size-asian="12pt"/>
    </style:style>
    <style:style style:name="P29" style:family="paragraph" style:parent-style-name="Standard" style:list-style-name="L5">
      <style:text-properties fo:color="#d90b00" style:font-name="Helvetica" fo:font-size="12pt" officeooo:paragraph-rsid="00597b1a" style:font-size-asian="12pt"/>
    </style:style>
    <style:style style:name="P30" style:family="paragraph" style:parent-style-name="Standard" style:list-style-name="L5">
      <style:text-properties fo:color="#ff5308" style:font-name="Helvetica" fo:font-size="12pt" officeooo:paragraph-rsid="00597b1a" style:font-size-asian="12pt"/>
    </style:style>
    <style:style style:name="P31" style:family="paragraph" style:parent-style-name="Standard" style:list-style-name="L5">
      <style:text-properties fo:color="#003dcc" style:font-name="Helvetica" fo:font-size="12pt" officeooo:paragraph-rsid="00597b1a" style:font-size-asian="12pt"/>
    </style:style>
    <style:style style:name="P32" style:family="paragraph" style:parent-style-name="Standard" style:list-style-name="L5">
      <style:text-properties fo:color="#ff00ff" style:font-name="Helvetica" fo:font-size="12pt" officeooo:rsid="005c92b3" officeooo:paragraph-rsid="00597b1a" style:font-size-asian="12pt"/>
    </style:style>
    <style:style style:name="P33" style:family="paragraph" style:parent-style-name="Heading" style:list-style-name="L1"/>
    <style:style style:name="P34" style:family="paragraph" style:parent-style-name="Heading" style:list-style-name="L1">
      <style:text-properties officeooo:rsid="0050a607" officeooo:paragraph-rsid="0050a607"/>
    </style:style>
    <style:style style:name="P35" style:family="paragraph" style:parent-style-name="Heading" style:list-style-name="L3"/>
    <style:style style:name="P36" style:family="paragraph" style:parent-style-name="Heading" style:list-style-name="L3">
      <style:text-properties officeooo:rsid="005276bc" officeooo:paragraph-rsid="005276bc"/>
    </style:style>
    <style:style style:name="P37" style:family="paragraph" style:parent-style-name="Text_20_body" style:list-style-name="L1"/>
    <style:style style:name="P38" style:family="paragraph" style:parent-style-name="Text_20_body" style:list-style-name="L1">
      <style:text-properties officeooo:rsid="0050a607" officeooo:paragraph-rsid="0050a607"/>
    </style:style>
    <style:style style:name="P39" style:family="paragraph" style:parent-style-name="Text_20_body" style:list-style-name="L1">
      <style:text-properties officeooo:rsid="00517348" officeooo:paragraph-rsid="00517348"/>
    </style:style>
    <style:style style:name="P40" style:family="paragraph" style:parent-style-name="Text_20_body" style:list-style-name="L1">
      <style:text-properties officeooo:rsid="005292cc" officeooo:paragraph-rsid="005292cc"/>
    </style:style>
    <style:style style:name="P41" style:family="paragraph" style:parent-style-name="Text_20_body" style:list-style-name="L2"/>
    <style:style style:name="P42" style:family="paragraph" style:parent-style-name="Text_20_body" style:list-style-name="L3">
      <style:text-properties officeooo:paragraph-rsid="00580a5d"/>
    </style:style>
    <style:style style:name="P43" style:family="paragraph" style:parent-style-name="Text_20_body" style:list-style-name="L3">
      <style:text-properties officeooo:rsid="005276bc" officeooo:paragraph-rsid="005276bc"/>
    </style:style>
    <style:style style:name="P44" style:family="paragraph" style:parent-style-name="Text_20_body" style:list-style-name="L4">
      <style:text-properties officeooo:rsid="00780db7" officeooo:paragraph-rsid="005972cc"/>
    </style:style>
    <style:style style:name="P45" style:family="paragraph" style:parent-style-name="Heading_20_2">
      <style:text-properties officeooo:paragraph-rsid="0050a607"/>
    </style:style>
    <style:style style:name="P46"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4" style:family="text">
      <style:text-properties officeooo:rsid="003b554f"/>
    </style:style>
    <style:style style:name="T5" style:family="text">
      <style:text-properties officeooo:rsid="0050a607"/>
    </style:style>
    <style:style style:name="T6" style:family="text">
      <style:text-properties officeooo:rsid="00517348"/>
    </style:style>
    <style:style style:name="T7" style:family="text">
      <style:text-properties officeooo:rsid="005276bc"/>
    </style:style>
    <style:style style:name="T8" style:family="text">
      <style:text-properties fo:font-weight="normal" style:font-weight-asian="normal" style:font-weight-complex="normal"/>
    </style:style>
    <style:style style:name="T9" style:family="text">
      <style:text-properties fo:font-weight="normal" officeooo:rsid="00641f69" style:font-weight-asian="normal" style:font-weight-complex="normal"/>
    </style:style>
    <style:style style:name="T10" style:family="text">
      <style:text-properties fo:font-weight="normal" officeooo:rsid="006efa43" style:font-weight-asian="normal" style:font-weight-complex="normal"/>
    </style:style>
    <style:style style:name="T11" style:family="text">
      <style:text-properties fo:font-weight="normal" officeooo:rsid="00629af8" style:font-weight-asian="normal" style:font-weight-complex="normal"/>
    </style:style>
    <style:style style:name="T12" style:family="text">
      <style:text-properties officeooo:rsid="005919a3"/>
    </style:style>
    <style:style style:name="T13" style:family="text">
      <style:text-properties officeooo:rsid="005972cc"/>
    </style:style>
    <style:style style:name="T14" style:family="text">
      <style:text-properties officeooo:rsid="005ab22e"/>
    </style:style>
    <style:style style:name="T15" style:family="text">
      <style:text-properties officeooo:rsid="005ed89b"/>
    </style:style>
    <style:style style:name="T16" style:family="text">
      <style:text-properties officeooo:rsid="005fbcae"/>
    </style:style>
    <style:style style:name="T17" style:family="text">
      <style:text-properties officeooo:rsid="005fe209"/>
    </style:style>
    <style:style style:name="T18" style:family="text">
      <style:text-properties officeooo:rsid="006153e9"/>
    </style:style>
    <style:style style:name="T19" style:family="text">
      <style:text-properties officeooo:rsid="00629af8"/>
    </style:style>
    <style:style style:name="T20" style:family="text">
      <style:text-properties officeooo:rsid="006487d0"/>
    </style:style>
    <style:style style:name="T21" style:family="text">
      <style:text-properties style:text-position="super 58%"/>
    </style:style>
    <style:style style:name="T22" style:family="text">
      <style:text-properties officeooo:rsid="00663f53"/>
    </style:style>
    <style:style style:name="T23" style:family="text">
      <style:text-properties officeooo:rsid="0068456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VERSION 2C</text:h>
      <text:p text:style-name="P26">July 27<text:span text:style-name="T21">th</text:span> Douglas Selph</text:p>
      <text:h text:style-name="P45" text:outline-level="2"><text:span text:style-name="T7">1.0 </text:span>APP</text:h>
      <text:list xml:id="list4156284944" text:style-name="L1">
        <text:list-header>
          <text:p text:style-name="P34">1.1 Show Data Previously Entered for a Project</text:p>
        </text:list-header>
      </text:list>
      <text:p text:style-name="P4"><text:span text:style-name="T5">Provide a way under the </text:span>"current project" section <text:span text:style-name="T4">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6">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53125660940806" text:continue-numbering="true" text:style-name="L1">
        <text:list-header>
          <text:p text:style-name="P33"><text:span text:style-name="T7">1.2 </text:span>If ZIP code is entered, auto populate city and state.</text:p>
          <text:p text:style-name="P38">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2">which is:</text:span></text:p>
        </text:list-header>
      </text:list>
      <text:p text:style-name="P22"><text:a xlink:type="simple" xlink:href="http://maps.googleapis.com/maps/api/geocode/json?address=77379&amp;sensor=true" text:style-name="Internet_20_link" text:visited-style-name="Visited_20_Internet_20_Link"><text:span text:style-name="T3">http://maps.googleapis.com/maps/api/geocode/json?address=77379&amp;sensor=true</text:span></text:a></text:p>
      <text:list xml:id="list153125239905056" text:continue-numbering="true" text:style-name="L1">
        <text:list-header>
          <text:p text:style-name="P33"><text:span text:style-name="T7">1.3 I</text:span>ntegrate ACRA into APP (crash detection)</text:p>
          <text:p text:style-name="P39">See ACRASupport library from studioSC.</text:p>
          <text:p text:style-name="P33"><text:span text:style-name="T7">1.4 </text:span>Add notes <text:span text:style-name="T6">to pictures</text:span></text:p>
          <text:p text:style-name="P37">Add notes section to each picture so technician can communicate what the picture is if needed.</text:p>
          <text:p text:style-name="P39">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0">The notes will simply be displayed beneath each picture on the confirmation screen and on the server.</text:p>
          <text:p text:style-name="P33"><text:span text:style-name="T7">1.</text:span>5 Error checking on various numbers</text:p>
        </text:list-header>
      </text:list>
      <text:p text:style-name="P3">If wrong # of digits is entered prompt the technician to confirm correct #. <text:s/><text:span text:style-name="T23">Se</text:span>e <text:span text:style-name="T16">the following</text:span> list to clean up what the list look like <text:span text:style-name="T16">as the</text:span> clients have requested additional #'s. Correct # of digits <text:soft-page-break/>are: </text:p>
      <text:list xml:id="list605144460" text:style-name="L2">
        <text:list-item>
          <text:p text:style-name="P41">Digital Fleet - serial # = 8 digits <text:s/>IMEI # = remove serial # as they do not need that anymore</text:p>
        </text:list-item>
        <text:list-item>
          <text:p text:style-name="P41">Smart Witness - serial # = 12 <text:s/>IMEI # = this should be MEID # = 15 <text:s text:c="2"/>SIM # = 20 and DRID # = 12</text:p>
        </text:list-item>
        <text:list-item>
          <text:p text:style-name="P41">Fed Ex - Mobileye # = 10, all others same as smart witness</text:p>
        </text:list-item>
        <text:list-item>
          <text:p text:style-name="P41">Five Cubits - meid # = 14, OBC serial # = 9, mobile # = 10, IMEI # = 15</text:p>
        </text:list-item>
      </text:list>
      <text:p text:style-name="P3">Implementation Notes: will need custom input handler to cover all these special cases.</text:p>
      <text:p text:style-name="P23">1.6 Display truck number <text:span text:style-name="T15">list</text:span></text:p>
      <text:p text:style-name="P18">With the new work order feature on the server, the APPS will have the option to show a list of truck <text:span text:style-name="T15">numbers to select from in addition to the field to enter in any truck number. The list of truck numbers will also show the license number beside each truck number for convenience.</text:span></text:p>
      <text:p text:style-name="P23">1.7 Add Status of Install option</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pan text:style-name="T7">2.0 </text:span>SERVER</text:h>
      <text:list xml:id="list335983820" text:style-name="L3">
        <text:list-header>
          <text:p text:style-name="P35"><text:span text:style-name="T7">2.1 </text:span>Provide a way to deactivate a project once it is done.</text:p>
          <text:p text:style-name="P43">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36">2.2 Separate out city &amp; company from entries list.</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concenates all the columns into the one line. Instead I will have to break that up into several calls: getCompany(), getCity(), and getAddress(), where the after the address ID is looked up, will return the appropriate bit.</text:span></text:p>
      <text:list xml:id="list153124598943920" text:continue-numbering="true" text:style-name="L3">
        <text:list-header>
          <text:p text:style-name="P36"><text:soft-page-break/>2.3 Better navigation ability on the server</text:p>
          <text:p text:style-name="P42">The title always goes to the front page. Perhaps some deep entries should go up just one level.</text:p>
        </text:list-header>
      </text:list>
      <text:p text:style-name="P23">2.4 <text:span text:style-name="T12">Require Login to accessing</text:span></text:p>
      <text:p text:style-name="P8">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8">A new screen will list the list of “client” logins that have been created with the ability to create new client logins. By default, none will exist. If a user logs as a client, they will have the additional ability to enter in new equipment.</text:p>
      <text:p text:style-name="P23">2.5 <text:span text:style-name="T13">Project/Client association</text:span></text:p>
      <text:p text:style-name="P9">Projects will be associated now with exactly one client. The project screen will show which client the project is associated with. The client that is associated with a project can be edited on the Projects screen.</text:p>
      <text:p text:style-name="P24"><text:span text:style-name="T8">2.</text:span><text:span text:style-name="T11">6</text:span><text:span text:style-name="T8"> Progress Grid</text:span></text:p>
      <text:p text:style-name="P16">Show a progress grid as on the sample progress grid sheet for a quick view of what is done.</text:p>
      <text:p text:style-name="P17">Technical Notes:</text:p>
      <text:p text:style-name="P27">I will try using HTML’s grid layout to display the equivalent of what I see. Will need to be able to specify the colors of each cell individually as well.</text:p>
      <text:p text:style-name="P24">2.<text:span text:style-name="T19">7</text:span> Entry Screen </text:p>
      <text:p text:style-name="P21">A new status column will be added. Color coded. <text:span text:style-name="T18">The “Notes” section will have details, if entered.</text:span></text:p>
      <text:p text:style-name="P23"><text:span text:style-name="T19">2.8</text:span> Work Order<text:span text:style-name="T13">s</text:span></text:p>
      <text:p text:style-name="P14"><text:span text:style-name="T9">R</text:span><text:span text:style-name="T8">eference: </text:span><text:a xlink:type="simple" xlink:href="reference:%20https://docs.google.com/spreadsheets/d/1_jrgtMbKDk81D6ZX7OKtVU0omtyCJtQ1kPkkJZMpcUo/edit#gid=0" text:style-name="Internet_20_link" text:visited-style-name="Visited_20_Internet_20_Link"><text:span text:style-name="T10">Sample Work Order</text:span></text:a></text:p>
      <text:p text:style-name="P12">2.<text:span text:style-name="T20">8</text:span>.1 <text:span text:style-name="T14">New Screen</text:span></text:p>
      <text:p text:style-name="P9">A new screen will show the work orders that have been imported. This table will have these columns:</text:p>
      <text:list xml:id="list823076987" text:style-name="L4">
        <text:list-item>
          <text:p text:style-name="P44">Loc, Address, City, State, Zip</text:p>
        </text:list-item>
        <text:list-item>
          <text:p text:style-name="P44">Truck #</text:p>
        </text:list-item>
        <text:list-item>
          <text:p text:style-name="P44">License Number</text:p>
        </text:list-item>
        <text:list-item>
          <text:p text:style-name="P44"><text:soft-page-break/>Project</text:p>
        </text:list-item>
      </text:list>
      <text:p text:style-name="P12">2.<text:span text:style-name="T20">8</text:span>.2 Import</text:p>
      <text:p text:style-name="P9">There will be an import work order button. This will allow the user to import a .csv file holding the import information. The columns of the CSV file must be identified precisely with the correct headers for each column. Other columns will be ignored. <text:span text:style-name="T17">When importing the project an entry field will be available to allow all imported work orders &amp; truck numbers to be associated with the designated project. If not filled in, then the project association will be left blank.</text:span></text:p>
      <text:p text:style-name="P12">2.<text:span text:style-name="T20">8</text:span>.3 Color coding</text:p>
      <text:p text:style-name="P11">Each row of the work order will be color coded according to these scheme:</text:p>
      <text:list xml:id="list1089201502" text:style-name="L5">
        <text:list-item>
          <text:list>
            <text:list-item>
              <text:list>
                <text:list-item>
                  <text:p text:style-name="P28">Truck Complete</text:p>
                </text:list-item>
                <text:list-item>
                  <text:p text:style-name="P29">Truck Not Completed </text:p>
                </text:list-item>
                <text:list-item>
                  <text:p text:style-name="P30">Partial Install (notes section of what is missing) </text:p>
                </text:list-item>
                <text:list-item>
                  <text:p text:style-name="P31">Missing Truck</text:p>
                </text:list-item>
                <text:list-item>
                  <text:p text:style-name="P32">Needs Repair</text:p>
                  <text:p text:style-name="P32"/>
                </text:list-item>
              </text:list>
            </text:list-item>
          </text:list>
        </text:list-item>
      </text:list>
      <text:p text:style-name="P13">2.8.4 Push data out to APP</text:p>
      <text:p text:style-name="P10">The Loc, Address, City, State, and ZIP will become new entries in the Company table.</text:p>
      <text:p text:style-name="P19">The Truck # and License Number will become entries in a new table called the Trucks table. <text:span text:style-name="T15">This data will also be pushed out to the APP.</text:span></text:p>
      <text:p text:style-name="P15">Technical note: A new<text:span text:style-name="T13"> work orders table, internally, will have Company ID, Project ID and Truck ID.</text:span></text:p>
      <text:p text:style-name="P25"/>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7-27T15:31:23.934455678</dc:date>
    <meta:editing-duration>P1DT23H30M</meta:editing-duration>
    <meta:editing-cycles>57</meta:editing-cycles>
    <meta:document-statistic meta:table-count="0" meta:image-count="0" meta:object-count="0" meta:page-count="4" meta:paragraph-count="68" meta:word-count="1215" meta:character-count="6658" meta:non-whitespace-character-count="5515"/>
  </office:meta>
</office:document-meta>
</file>